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94DE61C9D1BC71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6.419cm, 0.65cm, 8.417cm, 0.653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26.699cm" svg:height="4.199cm" svg:x="1.5cm" svg:y="7.6cm">
          <draw:image xlink:href="Pictures/10000000000005560000030094DE61C9D1BC715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21:33:48.249359572</meta:creation-date>
    <dc:date>2020-06-01T21:40:40.773766663</dc:date>
    <meta:editing-duration>PT6M52S</meta:editing-duration>
    <meta:editing-cycles>1</meta:editing-cycles>
    <meta:document-statistic meta:object-count="1"/>
    <meta:generator>LibreOffice/6.0.7.3$Linux_X86_64 LibreOffice_project/00m0$Build-3</meta:generator>
  </office:meta>
</office:document-meta>
</file>